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Text_20_body" style:list-style-name="L1"/>
    <style:style style:name="P8" style:family="paragraph" style:parent-style-name="Text_20_body" style:list-style-name="L1">
      <style:paragraph-properties fo:margin-top="0cm" fo:margin-bottom="0cm"/>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www.zum.de/Faecher/Inf/RP/infschul/kr_rsa.html#programm</text:p>
      <text:p text:style-name="Standard"/>
      <text:p text:style-name="Standard">2)Pretty Good Privacy (PGP):</text:p>
      <text:p text:style-name="Standard">Pretty Good Privacy ist das wohl bekannteste Verschlüsselungsprogramm für den PC.</text:p>
      <text:p text:style-name="Standard">Es verschlüsselt alles von "normalen" Dateien bis zu E-Mails. Auch dieses Programm benutzt den RSA - Algorithmus </text:p>
      <text:p text:style-name="Standard">und ist so sicher, daß es zeitweise verboten war, das Programm von Amerika nach Europa zu exportieren,</text:p>
      <text:p text:style-name="Standard">da es unter das militärische Gesetz zur Spionageabwehr fiel. </text:p>
      <text:p text:style-name="Standard"/>
      <text:p text:style-name="P5">PGP</text:p>
      <text:p text:style-name="Standard"><text:span text:style-name="T1">PGP ist wohl die am weit verbreiteste Kryptographie-Software. Sie ist eine RSA-Implementation des Amerikaners Phil Zimmermann. Aus den USA dürfen aber keine Kryptographie-Applikationen ( Binär- und Sourcecode ) ausgeführt werden. Deshalb hat der Norweger Staale Schuhmacher eine eigene lizenzfreie Version PGP 2.6.2i geschrieben und diese ist legal beziehbar von </text:span><text:a xlink:type="simple" xlink:href="http://www.ifi.uio.no/%7Estaalesc/PGP/home.html"><text:span text:style-name="T1">http://www.ifi.uio.no/˜staalesc/PGP/home.html</text:span></text:a><text:span text:style-name="T1"> .Mit dieser Software ist es möglich, Texte zu verschlüsseln, Texte zu entschlüsseln, Schlüssel zu generieren, Texte elektronisch zu unterschreiben, elektronische Unterschriften zu verifizieren u. v. m. </text:span></text:p>
      <text:p text:style-name="Standard"/>
      <text:p text:style-name="Standard"/>
      <text:p text:style-name="Standard">3) Chipkarten:</text:p>
      <text:p text:style-name="Standard">Heute gibt es schon spezielle RSA - Chipkarten, die zum Beispiel PIN - Nummern mit dem RSA - Algorithmus </text:p>
      <text:p text:style-name="Standard">verschlüsseln.Ein großes Problem des RSA - Algorithmus sind immer noch die hohen Anforderungen,</text:p>
      <text:p text:style-name="Standard">die der Algorithmus an den Rechner stellt. Dies ist zwar einerseits genau der Grund für seine Sicherheit,</text:p>
      <text:p text:style-name="Standard">andererseits aber auch ein Hindernis, um in der Praxis große Datenmengen zu verschlüsseln.</text:p>
      <text:p text:style-name="Standard">Deshalb werden große Datenmengen heute teilweise mit einem symmetrischen Verschlüsselungsverfahren (z.B. DES)</text:p>
      <text:p text:style-name="Standard">codiert. Der Schlüssel selbst, der ja relativ klein ist (zumeist 64 Bit), wird dann mit RSA codiert und</text:p>
      <text:p text:style-name="Standard">übermittelt. Da der RSA - Algorithmus jedoch eine deutlich höhere Sicherheit bietet, werden die Daten wenn</text:p>
      <text:p text:style-name="Standard">möglich immer mit ihm verschlüsselt, was mit der schnell steigenden Rechnerleistung zur raschen</text:p>
      <text:p text:style-name="Standard">Ausbreitung von RSA führt.</text:p>
      <text:p text:style-name="Standard"/>
      <text:p text:style-name="Standard"/>
      <text:p text:style-name="Standard">http://www.it.fht-esslingen.de/~schmidt/vorlesungen/kryptologie/seminar/ws9798/html/dig_unt/dig_unt-2.html</text:p>
      <text:p text:style-name="Standard"/>
      <text:list xml:id="list33151532" text:style-name="L1">
        <text:list-item>
          <text:p text:style-name="P8">Asymmetrisch Verfahren sind außerordentlich langsam. Umfangreiche Dokumente können damit nicht unterzeichnet werden. </text:p>
        </text:list-item>
        <text:list-item>
          <text:p text:style-name="P8">Das Unterschriebene Dokument ist zunächst nicht lesbar, es muß erst mit dem öffentlichen Schlüssel zeitaufwendig chiffriert werden. In der Praxis wird der unterzeichnete Text daher meist lesbar kursieren. Die Unterschrift ist daher nicht mehr überprüfbar. Die Gefahr nachträglicher Manipulationen ist hoch. </text:p>
        </text:list-item>
        <text:list-item>
          <text:p text:style-name="P7">Beim Unterzeichnen fremder Dokumente ist mit ausgewähltem Geheimtext ein Angriff auf das RSA-Verfahren möglich. Zum signieren sollte daher ein anderes Schlüsselpaar verwendet werden als zur Schlüsselübermittlung . </text:p>
        </text:list-item>
      </text:list>
      <text:p text:style-name="Standard"/>
      <text:p text:style-name="Standard"/>
      <text:p text:style-name="Standard"/>
      <text:p text:style-name="Standard"><text:soft-page-break/><text:a xlink:type="simple" xlink:href="http://www.fh-wedel.de/~si/seminare/ws96/ausarbeitung/sicherh/sicherh2.htm">http://www.fh-wedel.de/~si/seminare/ws96/ausarbeitung/sicherh/sicherh2.htm</text:a></text:p>
      <text:p text:style-name="Standard"/>
      <text:p text:style-name="Standard"><text:a xlink:type="simple" xlink:href="http://www.hh.schule.de/julius-leber-schule/melatob/referat1.html">http://www.hh.schule.de/julius-leber-schule/melatob/referat1.html</text:a></text:p>
      <text:p text:style-name="Standard"/>
      <text:p text:style-name="Standard">- wenn man den öffentlichen Schlüssel kennt darf man den privaten Schlüssel nicht errechnen <text:s text:c="2"/>können</text:p>
      <text:p text:style-name="P6">RSA</text:p>
      <text:p text:style-name="Standard"/>
      <text:list xml:id="list33181562" text:style-name="L2">
        <text:list-item>
          <text:p text:style-name="P1">asymmetrisches Verfahren</text:p>
          <text:list>
            <text:list-item>
              <text:p text:style-name="P1">benötigen zwei verschiede Schlüssel</text:p>
            </text:list-item>
          </text:list>
        </text:list-item>
      </text:list>
      <text:p text:style-name="Standard"><text:tab/></text:p>
      <text:list xml:id="list33435352" text:style-name="L3">
        <text:list-item>
          <text:p text:style-name="P2">Vorteile:</text:p>
          <text:list>
            <text:list-item>
              <text:p text:style-name="P2">Kein geheimer Schlüsselaustausch</text:p>
            </text:list-item>
            <text:list-item>
              <text:p text:style-name="P2">nur ein Schlüsselpaar pro Teilnehmer</text:p>
            </text:list-item>
          </text:list>
        </text:list-item>
      </text:list>
      <text:list xml:id="list33457017" text:style-name="L4">
        <text:list-item>
          <text:p text:style-name="P3">Nachteile:</text:p>
          <text:list>
            <text:list-item>
              <text:p text:style-name="P3">rechenintensiv, da lange Schlüssel und somit komplexe Schlüsselerzeugung</text:p>
            </text:list-item>
            <text:list-item>
              <text:p text:style-name="P3">schlecht implementierbar</text:p>
            </text:list-item>
          </text:list>
        </text:list-item>
      </text:list>
      <text:list xml:id="list33474106" text:style-name="L5">
        <text:list-item>
          <text:p text:style-name="P4">Anwendung</text:p>
          <text:list>
            <text:list-item>
              <text:p text:style-name="P4">Ver- und Entschlüsselung kleiner Datenmengen</text:p>
            </text:list-item>
            <text:list-item>
              <text:p text:style-name="P4">Schlüsselaustausch</text:p>
            </text:list-item>
            <text:list-item>
              <text:p text:style-name="P4">Paßwortveschlüsselug</text:p>
            </text:list-item>
            <text:list-item>
              <text:p text:style-name="P4">digitale Unterschrift</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3:00:29.44</meta:creation-date>
    <dc:date>2013-12-04T13:35:21.93</dc:date>
    <meta:editing-duration>PT34M52S</meta:editing-duration>
    <meta:editing-cycles>6</meta:editing-cycles>
    <meta:generator>LibreOffice/3.4$Win32 LibreOffice_project/340m1$Build-402</meta:generator>
    <meta:document-statistic meta:table-count="0" meta:image-count="0" meta:object-count="0" meta:page-count="3" meta:paragraph-count="40" meta:word-count="414" meta:character-count="3266" meta:non-whitespace-character-count="2897"/>
  </office:meta>
</office:document-meta>
</file>